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weight="normal" officeooo:paragraph-rsid="0006d747" style:font-weight-asian="normal" style:font-weight-complex="normal"/>
    </style:style>
    <style:style style:name="P2" style:family="paragraph" style:parent-style-name="Standard">
      <style:paragraph-properties fo:text-align="start" style:justify-single-word="false"/>
      <style:text-properties fo:font-weight="normal" officeooo:paragraph-rsid="000773c8" style:font-weight-asian="normal" style:font-weight-complex="normal"/>
    </style:style>
    <style:style style:name="P3" style:family="paragraph" style:parent-style-name="Standard">
      <style:paragraph-properties fo:text-align="start" style:justify-single-word="false"/>
      <style:text-properties fo:font-weight="normal" officeooo:paragraph-rsid="00095d3c" style:font-weight-asian="normal" style:font-weight-complex="normal"/>
    </style:style>
    <style:style style:name="P4" style:family="paragraph" style:parent-style-name="Standard">
      <style:paragraph-properties fo:text-align="start" style:justify-single-word="false"/>
      <style:text-properties fo:font-weight="normal" officeooo:paragraph-rsid="00097156" style:font-weight-asian="normal" style:font-weight-complex="normal"/>
    </style:style>
    <style:style style:name="P5" style:family="paragraph" style:parent-style-name="Standard">
      <style:paragraph-properties fo:text-align="center" style:justify-single-word="false"/>
      <style:text-properties officeooo:rsid="00060394" officeooo:paragraph-rsid="00060394"/>
    </style:style>
    <style:style style:name="P6" style:family="paragraph" style:parent-style-name="Standard">
      <style:paragraph-properties fo:text-align="start" style:justify-single-word="false"/>
      <style:text-properties fo:font-weight="bold" officeooo:rsid="00060394" officeooo:paragraph-rsid="00060394" style:font-weight-asian="bold" style:font-weight-complex="bold"/>
    </style:style>
    <style:style style:name="P7" style:family="paragraph" style:parent-style-name="Standard">
      <style:paragraph-properties fo:text-align="start" style:justify-single-word="false"/>
      <style:text-properties fo:font-weight="bold" officeooo:rsid="0006d747" officeooo:paragraph-rsid="0006d747" style:font-weight-asian="bold" style:font-weight-complex="bold"/>
    </style:style>
    <style:style style:name="P8" style:family="paragraph" style:parent-style-name="Standard">
      <style:paragraph-properties fo:text-align="center" style:justify-single-word="false"/>
      <style:text-properties fo:font-weight="bold" officeooo:rsid="0006d747" officeooo:paragraph-rsid="0006d747" style:font-weight-asian="bold" style:font-weight-complex="bold"/>
    </style:style>
    <style:style style:name="P9" style:family="paragraph" style:parent-style-name="Standard">
      <style:paragraph-properties fo:text-align="center" style:justify-single-word="false"/>
      <style:text-properties fo:font-weight="bold" officeooo:paragraph-rsid="00095d3c" style:font-weight-asian="bold" style:font-weight-complex="bold"/>
    </style:style>
    <style:style style:name="P10" style:family="paragraph" style:parent-style-name="Standard">
      <style:paragraph-properties fo:text-align="center" style:justify-single-word="false"/>
      <style:text-properties fo:font-weight="bold" officeooo:rsid="000b0f2a" officeooo:paragraph-rsid="000ce602" style:font-weight-asian="bold" style:font-weight-complex="bold"/>
    </style:style>
    <style:style style:name="P11" style:family="paragraph" style:parent-style-name="Standard">
      <style:paragraph-properties fo:text-align="start" style:justify-single-word="false"/>
      <style:text-properties fo:font-weight="normal" officeooo:rsid="00060394" officeooo:paragraph-rsid="00060394" style:font-weight-asian="normal" style:font-weight-complex="normal"/>
    </style:style>
    <style:style style:name="P12" style:family="paragraph" style:parent-style-name="Standard">
      <style:paragraph-properties fo:text-align="start" style:justify-single-word="false"/>
      <style:text-properties fo:font-weight="normal" officeooo:rsid="0006d747" officeooo:paragraph-rsid="0006d747" style:font-weight-asian="normal" style:font-weight-complex="normal"/>
    </style:style>
    <style:style style:name="P13" style:family="paragraph" style:parent-style-name="Standard">
      <style:paragraph-properties fo:text-align="start" style:justify-single-word="false"/>
      <style:text-properties fo:font-weight="normal" officeooo:rsid="0006d747" officeooo:paragraph-rsid="000773c8" style:font-weight-asian="normal" style:font-weight-complex="normal"/>
    </style:style>
    <style:style style:name="P14" style:family="paragraph" style:parent-style-name="Standard">
      <style:paragraph-properties fo:text-align="start" style:justify-single-word="false"/>
      <style:text-properties fo:font-weight="normal" officeooo:rsid="0006d747" officeooo:paragraph-rsid="00097156" style:font-weight-asian="normal" style:font-weight-complex="normal"/>
    </style:style>
    <style:style style:name="P15" style:family="paragraph" style:parent-style-name="Standard">
      <style:paragraph-properties fo:text-align="start" style:justify-single-word="false"/>
      <style:text-properties fo:font-weight="normal" officeooo:rsid="00095d3c" officeooo:paragraph-rsid="00095d3c" style:font-weight-asian="normal" style:font-weight-complex="normal"/>
    </style:style>
    <style:style style:name="P16" style:family="paragraph" style:parent-style-name="Standard">
      <style:paragraph-properties fo:text-align="start" style:justify-single-word="false"/>
      <style:text-properties fo:font-weight="normal" officeooo:rsid="000773c8" officeooo:paragraph-rsid="000773c8" style:font-weight-asian="normal" style:font-weight-complex="normal"/>
    </style:style>
    <style:style style:name="P17" style:family="paragraph" style:parent-style-name="Standard">
      <style:paragraph-properties fo:text-align="start" style:justify-single-word="false"/>
      <style:text-properties fo:font-weight="normal" officeooo:rsid="00085563" officeooo:paragraph-rsid="00085563" style:font-weight-asian="normal" style:font-weight-complex="normal"/>
    </style:style>
    <style:style style:name="P18" style:family="paragraph" style:parent-style-name="Standard">
      <style:paragraph-properties fo:text-align="start" style:justify-single-word="false"/>
      <style:text-properties fo:font-weight="normal" officeooo:rsid="00097156" officeooo:paragraph-rsid="00097156" style:font-weight-asian="normal" style:font-weight-complex="normal"/>
    </style:style>
    <style:style style:name="P19" style:family="paragraph" style:parent-style-name="Standard">
      <style:paragraph-properties fo:text-align="start" style:justify-single-word="false"/>
      <style:text-properties fo:font-weight="normal" officeooo:rsid="000b0f2a" officeooo:paragraph-rsid="000b0f2a" style:font-weight-asian="normal" style:font-weight-complex="normal"/>
    </style:style>
    <style:style style:name="P20" style:family="paragraph" style:parent-style-name="Standard">
      <style:paragraph-properties fo:text-align="start" style:justify-single-word="false"/>
      <style:text-properties fo:font-weight="normal" officeooo:rsid="000b0f2a" officeooo:paragraph-rsid="00097156" style:font-weight-asian="normal" style:font-weight-complex="normal"/>
    </style:style>
    <style:style style:name="P21" style:family="paragraph" style:parent-style-name="Standard">
      <style:paragraph-properties fo:text-align="start" style:justify-single-word="false"/>
      <style:text-properties fo:font-weight="normal" officeooo:rsid="000b0f2a" officeooo:paragraph-rsid="000cbc0c" style:font-weight-asian="normal" style:font-weight-complex="normal"/>
    </style:style>
    <style:style style:name="P22" style:family="paragraph" style:parent-style-name="Standard">
      <style:paragraph-properties fo:text-align="start" style:justify-single-word="false"/>
      <style:text-properties fo:font-weight="normal" officeooo:rsid="000b0f2a" officeooo:paragraph-rsid="000ce602" style:font-weight-asian="normal" style:font-weight-complex="normal"/>
    </style:style>
    <style:style style:name="P23" style:family="paragraph" style:parent-style-name="Standard">
      <style:paragraph-properties fo:text-align="center" style:justify-single-word="false"/>
      <style:text-properties officeooo:paragraph-rsid="00060394"/>
    </style:style>
    <style:style style:name="P24" style:family="paragraph" style:parent-style-name="Standard">
      <style:paragraph-properties fo:text-align="center" style:justify-single-word="false"/>
      <style:text-properties fo:font-size="18pt" fo:font-weight="bold" officeooo:rsid="0006d747" officeooo:paragraph-rsid="0006d747" style:font-size-asian="18pt" style:font-weight-asian="bold" style:font-size-complex="18pt" style:font-weight-complex="bold"/>
    </style:style>
    <style:style style:name="P25" style:family="paragraph" style:parent-style-name="Standard">
      <style:paragraph-properties fo:text-align="center" style:justify-single-word="false"/>
      <style:text-properties fo:font-size="16pt" fo:font-weight="bold" officeooo:rsid="00060394" officeooo:paragraph-rsid="00060394" style:font-size-asian="16pt" style:font-weight-asian="bold" style:font-size-complex="16pt" style:font-weight-complex="bold"/>
    </style:style>
    <style:style style:name="T1" style:family="text">
      <style:text-properties officeooo:rsid="00060394"/>
    </style:style>
    <style:style style:name="T2" style:family="text">
      <style:text-properties officeooo:rsid="0006d747"/>
    </style:style>
    <style:style style:name="T3" style:family="text">
      <style:text-properties officeooo:rsid="000773c8"/>
    </style:style>
    <style:style style:name="T4" style:family="text">
      <style:text-properties officeooo:rsid="00085563"/>
    </style:style>
    <style:style style:name="T5" style:family="text">
      <style:text-properties officeooo:rsid="00095d3c"/>
    </style:style>
    <style:style style:name="T6" style:family="text">
      <style:text-properties officeooo:rsid="00097156"/>
    </style:style>
    <style:style style:name="T7" style:family="text">
      <style:text-properties officeooo:rsid="000b0f2a"/>
    </style:style>
    <style:style style:name="T8" style:family="text">
      <style:text-properties officeooo:rsid="000cbc0c"/>
    </style:style>
    <style:style style:name="T9" style:family="text">
      <style:text-properties officeooo:rsid="000ce602"/>
    </style:style>
    <style:style style:name="T10" style:family="text">
      <style:text-properties fo:font-variant="normal" fo:text-transform="none" fo:color="#1155cc" style:font-name="arial" fo:font-size="9.75pt" fo:letter-spacing="normal" fo:font-style="normal" fo:font-weight="normal"/>
    </style:style>
    <style:style style:name="T11" style:family="text">
      <style:text-properties fo:font-variant="normal" fo:text-transform="none" fo:color="#1155cc" style:font-name="arial" fo:font-size="12pt" fo:letter-spacing="normal" fo:font-style="normal" fo:font-weight="normal" style:font-size-asian="12pt" style:font-size-complex="12pt"/>
    </style:style>
    <style:style style:name="T12" style:family="text">
      <style:text-properties fo:font-variant="normal" fo:text-transform="none" fo:color="#1155cc" style:font-name="Times New Roman" fo:font-size="12pt" fo:letter-spacing="normal" fo:font-style="normal" fo:font-weight="normal" style:font-size-asian="12pt" style:font-size-complex="12pt"/>
    </style:style>
    <style:style style:name="T13" style:family="text">
      <style:text-properties fo:font-variant="normal" fo:text-transform="none" fo:color="#000000" style:font-name="arial" fo:font-size="12pt" fo:letter-spacing="normal" fo:font-style="normal" fo:font-weight="normal" style:font-size-asian="12pt" style:font-size-complex="12pt"/>
    </style:style>
    <style:style style:name="T14" style:family="text">
      <style:text-properties fo:font-variant="normal" fo:text-transform="none" fo:color="#000000" style:font-name="Times New Roman" fo:font-size="12pt" fo:letter-spacing="normal" fo:font-style="normal" fo:font-weight="normal" style:font-size-asian="12pt" style:font-size-complex="12pt"/>
    </style:style>
    <style:style style:name="T15"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16"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GETTO DI SISTEMI OPERATIVI</text:p>
      <text:p text:style-name="P5">FASE 1</text:p>
      <text:p text:style-name="P5"/>
      <text:p text:style-name="P5">2013</text:p>
      <text:p text:style-name="P5"/>
      <text:p text:style-name="P5"/>
      <text:p text:style-name="P5">Progetto realizzato da:</text:p>
      <text:p text:style-name="P5">Aguiari Davide – 0000 411115</text:p>
      <text:p text:style-name="P23"><text:span text:style-name="T1">Jacopo Giacò – </text:span><text:span text:style-name="T14">0000 393176</text:span></text:p>
      <text:p text:style-name="P23"><text:span text:style-name="T1">Trotta Marco – </text:span><text:a xlink:type="simple" xlink:href="mailto:COMPONENTE%3ATrotta%3AMarco%3Axxxxxxx%3A0900045968%3Amarco.trotta2@studio.unibo.it"><text:span text:style-name="T15">0900 045968</text:span></text:a></text:p>
      <text:p text:style-name="P5"/>
      <text:p text:style-name="P5"/>
      <text:p text:style-name="P25">Introduzione</text:p>
      <text:p text:style-name="P6"/>
      <text:p text:style-name="P11">La fase1 del progetto consiste nello sviluppo delle funzioni di gestione dei Process Control Block (PCB) e dei Semafori (SEM).</text:p>
      <text:p text:style-name="P11"/>
      <text:p text:style-name="P11">Questa fase consta dei seguenti file:<text:line-break/></text:p>
      <text:p text:style-name="P11">pcb.c</text:p>
      <text:p text:style-name="P11">pcb.e</text:p>
      <text:p text:style-name="P11">asl.c</text:p>
      <text:p text:style-name="P11">asl.e</text:p>
      <text:p text:style-name="P11">utils.c</text:p>
      <text:p text:style-name="P11">utils.h</text:p>
      <text:p text:style-name="P11">p1test.c</text:p>
      <text:p text:style-name="P11">p1test.h</text:p>
      <text:p text:style-name="P11"/>
      <text:p text:style-name="P11">base.h</text:p>
      <text:p text:style-name="P11">const13.h</text:p>
      <text:p text:style-name="P11">libumps.h</text:p>
      <text:p text:style-name="P11">types13.h</text:p>
      <text:p text:style-name="P11">uMPStypes.h</text:p>
      <text:p text:style-name="P11"/>
      <text:p text:style-name="P11">Makefile</text:p>
      <text:p text:style-name="P11"/>
      <text:p text:style-name="P11">Il progetto compilato genera un file kernel.core.umps utilizzabile attraverso l'emulatore uMPS2.</text:p>
      <text:p text:style-name="P11"/>
      <text:p text:style-name="P24">Scelte Progettuali</text:p>
      <text:p text:style-name="P7"/>
      <text:p text:style-name="P8">PCB.C</text:p>
      <text:p text:style-name="P8"/>
      <text:p text:style-name="P12">Il file contiene tutte le funzioni per gestire le code e gli alberi di PCB.</text:p>
      <text:p text:style-name="P12">Tutte le funzioni scandiscono le strutture dati mediante chiamate ricorsive.</text:p>
      <text:p text:style-name="P12"/>
      <text:p text:style-name="P1"><text:span text:style-name="T2">Inizialmente viene definita la tabella dei pcb pcb_table con MAXPROC pcb e il puntatore alla lista dei pcb liberi </text:span><text:span text:style-name="T3">pcbFree</text:span><text:span text:style-name="T2"> (non inizializzati).</text:span></text:p>
      <text:p text:style-name="P12"/>
      <text:p text:style-name="P15">Si noti che si è scelto di accedere alle strutture globali attraverso puntatori e non andiamo mai a modificare valori della table mediante accesso diretto.</text:p>
      <text:p text:style-name="P12"/>
      <text:p text:style-name="P12"><text:soft-page-break/></text:p>
      <text:p text:style-name="P12">InitPcbs() inizializza la pcbFree in modo da contenere tutti gli elementi della pcb_table.</text:p>
      <text:p text:style-name="P1"><text:span text:style-name="T2">Viene quindi chiamate MAXPROC volte insertPCBList(); che si preoccupa di far puntare </text:span><text:span text:style-name="T3">i vari elementi della table, agli elementi della lista pcbFree.</text:span></text:p>
      <text:p text:style-name="P16">Così facendo le funzioni possono allocare o deallocare pcb, semplicemente accedendo ricorsivamente a pcbFree_h che punta al primo pcb libero disponibile.</text:p>
      <text:p text:style-name="P16"/>
      <text:p text:style-name="P2"><text:span text:style-name="T3">Quindi freePcb() non farà altro che chiamare </text:span><text:span text:style-name="T2"><text:s/>insertPCBList().</text:span></text:p>
      <text:p text:style-name="P13"/>
      <text:p text:style-name="P16">AllocPcb() restituisce NULL se la pcbFree e’ vuota. Altrimenti rimuove un elemento dalla pcbFree, aggiornando pcbFree_h al secondo pcb libero disponibile.<text:line-break/>Restituisce quindi il puntatore al pcb rimosso inizializzando tutti i campi (NULL/0).</text:p>
      <text:p text:style-name="P16"/>
      <text:p text:style-name="P16">InsertProcQ(pcb_t **head, pcb_t* p) inserisce il pcb puntato da p nella coda dei processi puntata da head. </text:p>
      <text:p text:style-name="P16">L’inserimento avviene tenendo conto della priorità di ciascun pcb, ordinando quindi la coda in ordine decrescente con la priorità più alta in testa.</text:p>
      <text:p text:style-name="P16">Per evitare starvation, nel caso due pcb abbiano la stessa priorità, si inserisce il più recente in coda, favorendo quindi una futura estrazione del pcb in coda da più tempo. </text:p>
      <text:p text:style-name="P16"/>
      <text:p text:style-name="P16">GetLast() si preoccupa di restituire l'ultimo pcb inserito in coda con priorità passata per argomento.</text:p>
      <text:p text:style-name="P16"/>
      <text:p text:style-name="P16">HeadProcQ() semplicemente ritorna il puntatore al primo pcb in coda, senza rimuoverlo.</text:p>
      <text:p text:style-name="P16"/>
      <text:p text:style-name="P16">RemoveProcQ() rimuove il primo pcb dalla coda richiesta. </text:p>
      <text:p text:style-name="P16">Quindi una volta acceduto alla coda attraverso il puntatore head, si aggiorna questo facendo tornare il puntatore temporaneo dell'elemento rimosso.</text:p>
      <text:p text:style-name="P16"/>
      <text:p text:style-name="P16">OutProcQ() è simile alla removeProcQ() ma rimuove il pcb puntato da p in posizione arbitraria nella coda.</text:p>
      <text:p text:style-name="P16"/>
      <text:p text:style-name="P17">ForallProcQ() chiama la funzione fun() passata per argomento, per ogni pcb nella coda puntata da head</text:p>
      <text:p text:style-name="P17"/>
      <text:p text:style-name="P17"/>
      <text:p text:style-name="P17">insertChild() è la prima delle funzioni per gestire gli alberi di pcb.</text:p>
      <text:p text:style-name="P17">Prende come argomenti un pcb padre e un pcb da inserire ( p ) come figlio del pcb padre (parent):</text:p>
      <text:p text:style-name="P3"><text:span text:style-name="T4">Se il parent non ha figli, p </text:span><text:span text:style-name="T5">sarà il primo figlio della lista dei figli di parent (parent-&gt;p_first_child), altrimenti si cerca l'ultimo figlio inserito in parent-&gt;p_first_child attraverso la funzione insertSibling().<text:line-break/></text:span></text:p>
      <text:p text:style-name="P15">RemoveChild() rimuove il primo figlio del PCB puntato da p semplicemente aggiornando i puntatori al nuovo first_child.</text:p>
      <text:p text:style-name="P15"/>
      <text:p text:style-name="P15">OutChild() è simile alla removeChild() ma va a togliere il pcb puntato da p in posizione arbitraria nell'albero di pcb. Come root dell'albero viene inteso il parent di p.</text:p>
      <text:p text:style-name="P15">Se p è in testa alla lista dei figli, si cerca per ricorsione scandendola tutta.</text:p>
      <text:p text:style-name="P15">Viene restituito il puntatore al pcb rimosso.</text:p>
      <text:p text:style-name="P15"/>
      <text:p text:style-name="P15"/>
      <text:p text:style-name="P15"/>
      <text:p text:style-name="P15"/>
      <text:p text:style-name="P15"><text:soft-page-break/></text:p>
      <text:p text:style-name="P15"/>
      <text:p text:style-name="P9"><text:span text:style-name="T5">ASL</text:span><text:span text:style-name="T2">.C</text:span></text:p>
      <text:p text:style-name="P4"><text:span text:style-name="T5"><text:line-break/></text:span><text:span text:style-name="T2">Il file contiene tutte le funzioni per gestire </text:span><text:span text:style-name="T6">l'allocazione/deallocazione di semafori</text:span><text:span text:style-name="T2"> </text:span><text:span text:style-name="T6">e le loro code di processi.</text:span></text:p>
      <text:p text:style-name="P14">Tutte le funzioni scandiscono le strutture dati mediante chiamate ricorsive.</text:p>
      <text:p text:style-name="P14"/>
      <text:p text:style-name="P4"><text:span text:style-name="T2">Inizialmente viene definita la tabella dei </text:span><text:span text:style-name="T6">semafori</text:span><text:span text:style-name="T2"> </text:span><text:span text:style-name="T6">semd_table</text:span><text:span text:style-name="T2"> con MAXPROC </text:span><text:span text:style-name="T6">sem,</text:span><text:span text:style-name="T2"> il puntatore alla lista dei </text:span><text:span text:style-name="T6">semafori</text:span><text:span text:style-name="T2"> liberi </text:span><text:span text:style-name="T6">semdFree</text:span><text:span text:style-name="T2"> (non inizializzati) </text:span><text:span text:style-name="T6">e quello alla ASL (lista dei semafori attivi) puntata da semd_h.</text:span></text:p>
      <text:p text:style-name="P18"/>
      <text:p text:style-name="P18"/>
      <text:p text:style-name="P18">InitASL(), nonostante il nome un po' fuorviante, è la funzione duale alla initPcb() e serve per inizializzare la semdFree con gli elementi della semd_table.</text:p>
      <text:p text:style-name="P18">In questa fase la ASL non contiene ancora alcun semaforo attivo, mentre la semdFree contiene tutti semafori liberi, non inizializzati.</text:p>
      <text:p text:style-name="P18">InitASL() fa quindi uso di insertSEMList che si occupa di far puntare tutti i semafori della table nella semdFree per MAXPROC volte.</text:p>
      <text:p text:style-name="P18"/>
      <text:p text:style-name="P18">GetSemd() prende come argomento un puntatore a una chiave di un semaforo (puntatore a intero), e restituisce il puntatore al semaforo della ASL con quella chiave.</text:p>
      <text:p text:style-name="P18">Per scandire la ASL fa uso di una funzione di appoggio ricorsiva.</text:p>
      <text:p text:style-name="P18">Se il semaforo non viene trovato restituisce NULL.</text:p>
      <text:p text:style-name="P19">s_procQ</text:p>
      <text:p text:style-name="P19"/>
      <text:p text:style-name="P18">InsertBlocked() inizialmente cerca con la getSem() se esiste già nella ASL il semaforo cercato con la chiave passata per argomento; se questo esiste già si preoccupa solo di inserire il pcb p, passato per argomento, nella coda s_procQ (coda dei pcb bloccati) del semaforo.</text:p>
      <text:p text:style-name="P4"><text:span text:style-name="T6">Se non vi è ancora un semaforo con quella chiave nella ASL, insertBlocked() si occupa anche di allocarne uno (attraverso la allocSem()),</text:span><text:span text:style-name="T7">di inserirlo quindi nella ASL, e di inserire il pcb nella sua coda s_procQ.</text:span></text:p>
      <text:p text:style-name="P20"/>
      <text:p text:style-name="P18"/>
      <text:p text:style-name="P19">AllocSem() è la duale della allocPcb(). Toglie il primo elemento della semdFree, inizializza a NULL i suoi campi e restituisce il puntatore all'elemento, aggiornando quindi anche il puntatore di testa della semdFree.</text:p>
      <text:p text:style-name="P19"/>
      <text:p text:style-name="P19">DeAllocSem() si preoccupa di fare l'opposto. Rimuove un semaforo dalla ASL e lo reinserisce nella semdFree, in coda.</text:p>
      <text:p text:style-name="P19"/>
      <text:p text:style-name="P19">RemoveBlocked() <text:span text:style-name="T8">rimuove il primo pcb in coda al semaforo cercato nella ASL attraverso la chiave key.</text:span></text:p>
      <text:p text:style-name="P21"><text:span text:style-name="T8">Anche qui il semaforo viene trovato chiamato getSem() e ci avvaliamo della removeProcQ() definita in pcb.c per rimuovere il primo pcb in coda.</text:span></text:p>
      <text:p text:style-name="P21"><text:span text:style-name="T8">Se la coda risulta vuoto dopo la remove, procediamo anche a chiamare deAllocSem() e a deallocare il semaforo non più attivo.</text:span></text:p>
      <text:p text:style-name="P21"><text:span text:style-name="T8"/></text:p>
      <text:p text:style-name="P21"><text:span text:style-name="T8">HeadBlocked() restituisce il puntatore al pcb del primo processo bloccato sul semaforo, senza deaccordarlo. Torna qui utile la funzione headProcQ().</text:span></text:p>
      <text:p text:style-name="P21"><text:span text:style-name="T8"/></text:p>
      <text:p text:style-name="P22"><text:span text:style-name="T8">OutBlocked() </text:span><text:span text:style-name="T9">rimuove il pcb puntato da p dalla coda dei processi sul semaforo a lui associato (p-</text:span><text:soft-page-break/><text:span text:style-name="T9">&gt;p_semkey) sulla ASL. Quindi, trovato il semaforo, chiama la outProcQ().</text:span></text:p>
      <text:p text:style-name="P22"><text:span text:style-name="T9"/></text:p>
      <text:p text:style-name="P22"><text:span text:style-name="T9">OutChildBlocked() è simile alla outBlocked(), ma si preoccupa anche di rimuovere ogni puntatore di pcb dipendenti/figli di p, visitando quindi l'albero come una DFS.</text:span></text:p>
      <text:p text:style-name="P22"><text:span text:style-name="T9"/></text:p>
      <text:p text:style-name="P22"><text:span text:style-name="T9">ForallBlocked() chiama la forallProcQ() per ogni processo fermo sul semaforo passato tramite chiave come argomento.</text:span></text:p>
      <text:p text:style-name="P22"><text:span text:style-name="T9"/></text:p>
      <text:p text:style-name="P10"><text:span text:style-name="T9"/></text:p>
      <text:p text:style-name="P10"><text:span text:style-name="T9">UTILS.C</text:span></text:p>
      <text:p text:style-name="P22"><text:span text:style-name="T9"/></text:p>
      <text:p text:style-name="P22"><text:span text:style-name="T9">insertPCBList() prende come argomenti pcb_t **pcblist_p (il puntatore alla lista di destinazione) e pcb_t *pcb_elem (puntatore al pcb da inserire) e si preoccupa di inserirlo nella lista in coda.</text:span></text:p>
      <text:p text:style-name="P22"><text:span text:style-name="T9"/></text:p>
      <text:p text:style-name="P22"><text:span text:style-name="T9">InsertSEMList() è duale alla funzione sopra, ma è dedicata all'inserimento di puntatori a semafori.</text:span></text:p>
      <text:p text:style-name="P22"><text:span text:style-name="T9"/></text:p>
      <text:p text:style-name="P22"><text:span text:style-name="T9">EmptyPCBList() e emptySEMList() controllano se la lista passata mediante puntatore, è vuota oppure no.</text:span></text:p>
      <text:p text:style-name="P22"><text:span text:style-name="T9"/></text:p>
      <text:p text:style-name="P22"><text:span text:style-name="T9">InsertSibling() è una funzione di supporto per gli alberi di pcb, al fine di scandire tutta la lista di figli di un nodo, per inserirne eventualmente uno in coda (quindi l'ultimo pcb con il campo p_sib NU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3T12:05:12</meta:creation-date>
    <dc:date>2013-02-24T15:46:03</dc:date>
    <meta:editing-duration>PT1H3M22S</meta:editing-duration>
    <meta:editing-cycles>3</meta:editing-cycles>
    <meta:generator>LibreOffice/4.0.0.3$Linux_x86 LibreOffice_project/7545bee9c2a0782548772a21bc84a9dcc583b89</meta:generator>
    <meta:document-statistic meta:table-count="0" meta:image-count="0" meta:object-count="0" meta:page-count="4" meta:paragraph-count="79" meta:word-count="1076" meta:character-count="7013" meta:non-whitespace-character-count="6006"/>
  </office:meta>
</office:document-meta>
</file>